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5cm" fo:min-width="3.7cm"/>
    </style:style>
    <style:style style:name="gr2" style:family="graphic" style:parent-style-name="standard">
      <style:graphic-properties draw:fill-color="#ff9900" draw:textarea-horizontal-align="justify" draw:textarea-vertical-align="middle" draw:auto-grow-height="false" fo:min-height="2.75cm" fo:min-width="5.6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2.056cm" fo:min-width="3.6cm"/>
    </style:style>
    <style:style style:name="gr4" style:family="graphic" style:parent-style-name="standard">
      <style:graphic-properties draw:fill-color="#ccff66" draw:textarea-horizontal-align="justify" draw:textarea-vertical-align="middle" draw:auto-grow-height="false" fo:min-height="2.056cm" fo:min-width="3.6cm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2.056cm" fo:min-width="3.6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2.056cm" fo:min-width="3.6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.7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.2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loext:graphic-properties draw:fill-color="#ccff66"/>
      <style:paragraph-properties fo:text-align="center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loext:graphic-properties draw:fill-color="#ffff99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4.2cm" svg:height="2.3cm" svg:x="12.8cm" svg:y="9.7cm">
          <text:p text:style-name="P1">Mosquitto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6.1cm" svg:height="3cm" svg:x="11.9cm" svg:y="15.2cm">
          <text:p text:style-name="P1">OpenHAB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4.1cm" svg:height="2.306cm" svg:x="1cm" svg:y="0.994cm">
          <text:p text:style-name="P1">ESP-01:</text:p>
          <text:p text:style-name="P1">Hauptschal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2cm" svg:height="2.3cm" svg:x="7.2cm" svg:y="9.7cm">
          <text:p text:style-name="P1">433MHz</text:p>
          <text:p text:style-name="P1">ASK Send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4.2cm" svg:height="2.3cm" svg:x="18.9cm" svg:y="15.6cm">
          <text:p text:style-name="P1">Homematic<text:line-break/>CCU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4.1cm" svg:height="2.306cm" svg:x="5.8cm" svg:y="1cm">
          <text:p text:style-name="P1">ESP-01:</text:p>
          <text:p text:style-name="P1">Türöffner</text:p>
          <draw:enhanced-geometry svg:viewBox="0 0 21600 21600" draw:type="rectangle" draw:enhanced-path="M 0 0 L 21600 0 21600 21600 0 21600 0 0 Z N"/>
        </draw:custom-shape>
        <draw:custom-shape draw:style-name="gr4" draw:text-style-name="P4" xml:id="id11" draw:id="id11" draw:layer="layout" svg:width="4.1cm" svg:height="2.306cm" svg:x="0.9cm" svg:y="8.494cm">
          <text:p text:style-name="P1">Funk-</text:p>
          <text:p text:style-name="P1">Steckdose 1</text:p>
          <draw:enhanced-geometry svg:viewBox="0 0 21600 21600" draw:type="rectangle" draw:enhanced-path="M 0 0 L 21600 0 21600 21600 0 21600 0 0 Z N"/>
        </draw:custom-shape>
        <draw:custom-shape draw:style-name="gr4" draw:text-style-name="P4" xml:id="id12" draw:id="id12" draw:layer="layout" svg:width="4.1cm" svg:height="2.306cm" svg:x="0.9cm" svg:y="12.894cm">
          <text:p text:style-name="P1">Funk-</text:p>
          <text:p text:style-name="P1">Steckdose n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4.1cm" svg:height="2.306cm" svg:x="24.6cm" svg:y="1cm">
          <text:p text:style-name="P1">SONOFF</text:p>
          <text:p text:style-name="P1">Licht Vortrag</text:p>
          <draw:enhanced-geometry svg:viewBox="0 0 21600 21600" draw:type="rectangle" draw:enhanced-path="M 0 0 L 21600 0 21600 21600 0 21600 0 0 Z N"/>
        </draw:custom-shape>
        <draw:custom-shape draw:style-name="gr5" draw:text-style-name="P5" xml:id="id4" draw:id="id4" draw:layer="layout" svg:width="4.1cm" svg:height="2.306cm" svg:x="19.9cm" svg:y="1cm">
          <text:p text:style-name="P1">SONOFF</text:p>
          <text:p text:style-name="P1">Licht Werkstatt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4.1cm" svg:height="2.306cm" svg:x="10.5cm" svg:y="0.994cm">
          <text:p text:style-name="P1">SONOFF</text:p>
          <text:p text:style-name="P1">Licht Flur</text:p>
          <draw:enhanced-geometry svg:viewBox="0 0 21600 21600" draw:type="rectangle" draw:enhanced-path="M 0 0 L 21600 0 21600 21600 0 21600 0 0 Z N"/>
        </draw:custom-shape>
        <draw:custom-shape draw:style-name="gr5" draw:text-style-name="P5" xml:id="id5" draw:id="id5" draw:layer="layout" svg:width="4.1cm" svg:height="2.306cm" svg:x="15.2cm" svg:y="1cm">
          <text:p text:style-name="P1">SONOFF</text:p>
          <text:p text:style-name="P1">Licht Küche</text:p>
          <draw:enhanced-geometry svg:viewBox="0 0 21600 21600" draw:type="rectangle" draw:enhanced-path="M 0 0 L 21600 0 21600 21600 0 21600 0 0 Z N"/>
        </draw:custom-shape>
        <draw:custom-shape draw:style-name="gr6" draw:text-style-name="P6" xml:id="id14" draw:id="id14" draw:layer="layout" svg:width="4.1cm" svg:height="2.306cm" svg:x="24.6cm" svg:y="12.294cm">
          <text:p text:style-name="P1">HM</text:p>
          <text:p text:style-name="P1">Fenstersensor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6" xml:id="id15" draw:id="id15" draw:layer="layout" svg:width="4.1cm" svg:height="2.306cm" svg:x="24.6cm" svg:y="17.7cm">
          <text:p text:style-name="P1">HM</text:p>
          <text:p text:style-name="P1">Fenstersensor</text:p>
          <text:p text:style-name="P1">n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4.1cm" svg:height="2.306cm" svg:x="1cm" svg:y="4.594cm">
          <text:p text:style-name="P1">ESP-01:</text:p>
          <text:p text:style-name="P1">Temp/Hum/...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" svg:x1="26.65cm" svg:y1="3.306cm" svg:x2="14.9cm" svg:y2="9.7cm" draw:start-shape="id1" draw:start-glue-point="2" draw:end-shape="id2" draw:end-glue-point="0" svg:d="M26650 3306l-11750 6394" svg:viewBox="0 0 11751 6395">
          <text:p/>
        </draw:connector>
        <draw:connector draw:style-name="gr7" draw:text-style-name="P7" draw:layer="layout" draw:type="line" svg:x1="5.1cm" svg:y1="5.747cm" svg:x2="14.9cm" svg:y2="9.7cm" draw:start-shape="id3" draw:start-glue-point="1" draw:end-shape="id2" draw:end-glue-point="0" svg:d="M5100 5747l9800 3953" svg:viewBox="0 0 9801 3954">
          <text:p/>
        </draw:connector>
        <draw:connector draw:style-name="gr7" draw:text-style-name="P7" draw:layer="layout" draw:type="line" svg:x1="21.95cm" svg:y1="3.306cm" svg:x2="14.9cm" svg:y2="9.7cm" draw:start-shape="id4" draw:start-glue-point="2" draw:end-shape="id2" draw:end-glue-point="0" svg:d="M21950 3306l-7050 6394" svg:viewBox="0 0 7051 6395">
          <text:p/>
        </draw:connector>
        <draw:connector draw:style-name="gr7" draw:text-style-name="P7" draw:layer="layout" draw:type="line" svg:x1="17.25cm" svg:y1="3.306cm" svg:x2="14.9cm" svg:y2="9.7cm" draw:start-shape="id5" draw:start-glue-point="2" draw:end-shape="id2" draw:end-glue-point="0" svg:d="M17250 3306l-2350 6394" svg:viewBox="0 0 2351 6395">
          <text:p/>
        </draw:connector>
        <draw:connector draw:style-name="gr7" draw:text-style-name="P7" draw:layer="layout" draw:type="line" svg:x1="12.55cm" svg:y1="3.3cm" svg:x2="14.9cm" svg:y2="9.7cm" draw:start-shape="id6" draw:start-glue-point="2" draw:end-shape="id2" draw:end-glue-point="0" svg:d="M12550 3300l2350 6400" svg:viewBox="0 0 2351 6401">
          <text:p/>
        </draw:connector>
        <draw:connector draw:style-name="gr7" draw:text-style-name="P7" draw:layer="layout" draw:type="line" svg:x1="7.85cm" svg:y1="3.306cm" svg:x2="14.9cm" svg:y2="9.7cm" draw:start-shape="id7" draw:start-glue-point="2" draw:end-shape="id2" draw:end-glue-point="0" svg:d="M7850 3306l7050 6394" svg:viewBox="0 0 7051 6395">
          <text:p/>
        </draw:connector>
        <draw:connector draw:style-name="gr7" draw:text-style-name="P7" draw:layer="layout" draw:type="line" svg:x1="3.05cm" svg:y1="3.3cm" svg:x2="14.9cm" svg:y2="9.7cm" draw:start-shape="id8" draw:start-glue-point="2" draw:end-shape="id2" draw:end-glue-point="0" svg:d="M3050 3300l11850 6400" svg:viewBox="0 0 11851 6401">
          <text:p/>
        </draw:connector>
        <draw:connector draw:style-name="gr7" draw:text-style-name="P7" draw:layer="layout" draw:type="line" svg:x1="14.9cm" svg:y1="12cm" svg:x2="14.95cm" svg:y2="15.2cm" draw:start-shape="id2" draw:start-glue-point="2" draw:end-shape="id9" draw:end-glue-point="0" svg:d="M14900 12000l50 3200" svg:viewBox="0 0 51 3201">
          <text:p/>
        </draw:connector>
        <draw:connector draw:style-name="gr7" draw:text-style-name="P7" draw:layer="layout" draw:type="line" svg:x1="11.4cm" svg:y1="10.85cm" svg:x2="12.8cm" svg:y2="10.85cm" draw:start-shape="id10" draw:start-glue-point="1" draw:end-shape="id2" draw:end-glue-point="3" svg:d="M11400 10850h1400" svg:viewBox="0 0 1401 1">
          <text:p/>
        </draw:connector>
        <draw:connector draw:style-name="gr7" draw:text-style-name="P7" draw:layer="layout" draw:type="line" svg:x1="5cm" svg:y1="9.647cm" svg:x2="7.2cm" svg:y2="10.85cm" draw:start-shape="id11" draw:start-glue-point="1" draw:end-shape="id10" draw:end-glue-point="3" svg:d="M5000 9647l2200 1203" svg:viewBox="0 0 2201 1204">
          <text:p/>
        </draw:connector>
        <draw:connector draw:style-name="gr7" draw:text-style-name="P7" draw:layer="layout" draw:type="line" svg:x1="5cm" svg:y1="14.047cm" svg:x2="7.2cm" svg:y2="10.85cm" draw:start-shape="id12" draw:start-glue-point="1" draw:end-shape="id10" draw:end-glue-point="3" svg:d="M5000 14047l2200-3197" svg:viewBox="0 0 2201 3198">
          <text:p/>
        </draw:connector>
        <draw:connector draw:style-name="gr7" draw:text-style-name="P7" draw:layer="layout" draw:type="line" svg:x1="18cm" svg:y1="16.7cm" svg:x2="18.9cm" svg:y2="16.75cm" draw:start-shape="id9" draw:start-glue-point="1" draw:end-shape="id13" draw:end-glue-point="3" svg:d="M18000 16700l900 50" svg:viewBox="0 0 901 51">
          <text:p/>
        </draw:connector>
        <draw:connector draw:style-name="gr7" draw:text-style-name="P7" draw:layer="layout" draw:type="line" svg:x1="24.6cm" svg:y1="13.447cm" svg:x2="23.1cm" svg:y2="16.75cm" draw:start-shape="id14" draw:start-glue-point="3" draw:end-shape="id13" draw:end-glue-point="1" svg:d="M24600 13447l-1500 3303" svg:viewBox="0 0 1501 3304">
          <text:p/>
        </draw:connector>
        <draw:connector draw:style-name="gr7" draw:text-style-name="P7" draw:layer="layout" draw:type="line" svg:x1="24.6cm" svg:y1="18.853cm" svg:x2="23.1cm" svg:y2="16.75cm" draw:start-shape="id15" draw:start-glue-point="3" draw:end-shape="id13" svg:d="M24600 18853l-1500-2103" svg:viewBox="0 0 1501 2104">
          <text:p/>
        </draw:connector>
        <draw:frame draw:style-name="gr8" draw:text-style-name="P8" draw:layer="layout" svg:width="2.288cm" svg:height="1.505cm" svg:x="13.6cm" svg:y="4.6cm">
          <draw:text-box>
            <text:p><text:span text:style-name="T1">WLAN/</text:span></text:p>
            <text:p><text:span text:style-name="T1">MQTT</text:span></text:p>
          </draw:text-box>
        </draw:frame>
        <draw:frame draw:style-name="gr9" draw:text-style-name="P8" draw:layer="layout" svg:width="2.758cm" svg:height="1.505cm" svg:x="3.6cm" svg:y="11.095cm">
          <draw:text-box>
            <text:p><text:span text:style-name="T1">433MHz/</text:span><text:span text:style-name="T1"><text:line-break/></text:span><text:span text:style-name="T1">ASK</text:span></text:p>
          </draw:text-box>
        </draw:frame>
        <draw:frame draw:style-name="gr10" draw:text-style-name="P8" draw:layer="layout" svg:width="2.758cm" svg:height="1.505cm" svg:x="24.2cm" svg:y="15.395cm">
          <draw:text-box>
            <text:p><text:span text:style-name="T1">868MHz/</text:span><text:span text:style-name="T1"><text:line-break/></text:span><text:span text:style-name="T1">HM</text:span></text:p>
          </draw:text-box>
        </draw:frame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6T19:51:08.418961461</meta:creation-date>
    <dc:date>2016-10-07T12:08:58.617606617</dc:date>
    <meta:editing-duration>PT39M22S</meta:editing-duration>
    <meta:editing-cycles>13</meta:editing-cycles>
    <meta:generator>LibreOffice/5.1.4.2$Linux_X86_64 LibreOffice_project/10m0$Build-2</meta:generator>
    <meta:document-statistic meta:object-count="32"/>
  </office:meta>
</office:document-meta>
</file>